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7000002EB26E8A120504DA1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048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.653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1.653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809cm" svg:x="1.001cm" svg:y="1.129cm">
          <draw:image xlink:href="Pictures/10000201000004D7000002EB26E8A120504DA1F5.png" xlink:type="simple" xlink:show="embed" xlink:actuate="onLoad">
            <text:p/>
          </draw:image>
        </draw:frame>
        <draw:custom-shape draw:style-name="gr2" draw:text-style-name="P2" draw:layer="layout" svg:width="2.548cm" svg:height="0.635cm" draw:transform="skewX (0.0125663706143592) rotate (-0.000872664625997355) translate (10.045cm 2.907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153cm" svg:height="0.635cm" draw:transform="skewX (0.0125663706143592) rotate (-3.12536109154624) translate (6.123cm 8.84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153cm" svg:height="0.635cm" draw:transform="skewX (0.0125663706143592) rotate (-3.12536109154624) translate (5.996cm 11.508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153cm" svg:height="0.635cm" draw:transform="skewX (0.0125663706143592) rotate (-3.12536109154624) translate (6.111cm 7.698cm)">
          <text:p text:style-name="P2"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905cm" svg:height="0.962cm" svg:x="2.937cm" svg:y="6.971cm">
          <draw:text-box>
            <text:p>1</text:p>
          </draw:text-box>
        </draw:frame>
        <draw:frame draw:style-name="gr5" draw:text-style-name="P3" draw:layer="layout" svg:width="1.905cm" svg:height="0.962cm" svg:x="2.938cm" svg:y="6.971cm">
          <draw:text-box>
            <text:p>1</text:p>
          </draw:text-box>
        </draw:frame>
        <draw:frame draw:style-name="gr6" draw:text-style-name="P3" draw:layer="layout" svg:width="0.98cm" svg:height="1.143cm" svg:x="2.937cm" svg:y="8.041cm">
          <draw:text-box>
            <text:p>2</text:p>
          </draw:text-box>
        </draw:frame>
        <draw:frame draw:style-name="gr7" draw:text-style-name="P3" draw:layer="layout" svg:width="0.853cm" svg:height="0.962cm" svg:x="2.81cm" svg:y="10.781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3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1-01T18:51:06.231089320</dc:date>
    <meta:editing-duration>PT15M17S</meta:editing-duration>
    <meta:editing-cycles>5</meta:editing-cycles>
    <meta:generator>LibreOffice/6.0.7.3$Linux_X86_64 LibreOffice_project/00m0$Build-3</meta:generator>
    <meta:document-statistic meta:object-count="9"/>
  </office:meta>
</office:document-meta>
</file>